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cm" fo:min-width="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5cm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cm" fo:min-width="3.9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15cm" fo:min-width="0.9cm"/>
    </style:style>
    <style:style style:name="gr10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7pt" style:font-size-asian="8pt" style:font-size-complex="8pt"/>
    </style:style>
    <style:style style:name="P3" style:family="paragraph">
      <style:paragraph-properties fo:text-align="center"/>
      <style:text-properties style:font-name="Arial"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rial" fo:font-size="7pt" style:font-size-asian="8pt" style:font-size-complex="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Courier2" fo:font-size="7pt" fo:font-style="normal" fo:font-weight="normal" style:font-size-asian="8pt" style:font-size-complex="8pt"/>
    </style:style>
    <style:style style:name="P8" style:family="paragraph">
      <style:paragraph-properties fo:text-align="start"/>
      <style:text-properties style:font-name="Courier2" fo:font-size="7pt" fo:font-style="normal" fo:font-weight="normal" style:font-size-asian="8pt" style:font-size-complex="8pt"/>
    </style:style>
    <style:style style:name="P9" style:family="paragraph">
      <style:paragraph-properties fo:text-align="center"/>
      <style:text-properties style:font-name="Arial" fo:font-size="7pt"/>
    </style:style>
    <style:style style:name="P10" style:family="paragraph">
      <style:paragraph-properties fo:text-align="center"/>
      <style:text-properties style:font-name="Arial" fo:font-size="7pt" style:font-size-asian="7pt" style:font-size-complex="7pt"/>
    </style:style>
    <style:style style:name="P11" style:family="paragraph">
      <style:paragraph-properties fo:text-align="center"/>
      <style:text-properties fo:font-size="7pt"/>
    </style:style>
    <style:style style:name="T1" style:family="text">
      <style:text-properties style:font-name="Arial" fo:font-size="7pt" style:font-size-asian="8pt" style:font-size-complex="8pt"/>
    </style:style>
    <style:style style:name="T2" style:family="text">
      <style:text-properties style:font-name="Arial" fo:font-size="8pt" fo:language="en" fo:country="US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Courier2" fo:font-size="7pt" fo:font-style="normal" fo:font-weight="normal" style:font-size-asian="8pt" style:font-size-complex="8pt"/>
    </style:style>
    <style:style style:name="T5" style:family="text">
      <style:text-properties style:font-name="Arial" fo:font-size="7pt"/>
    </style:style>
    <style:style style:name="T6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7" draw:id="id7" draw:layer="layout" svg:width="0.5cm" svg:height="0.5cm" svg:x="1.9cm" svg:y="1.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5cm" svg:x="0cm" svg:y="5.8cm">
          <text:p text:style-name="P1"><text:span text:style-name="T2">Memory </text:span><text:span text:style-name="T3">Region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.8cm" svg:height="2cm" svg:x="4.6cm" svg:y="1.1cm">
          <draw:glue-point draw:id="4" svg:x="-5cm" svg:y="-5cm"/>
          <text:p text:style-name="P4"><text:span text:style-name="T1">Page T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8cm" svg:height="0.5cm" svg:x="4.6cm" svg:y="3.1cm">
          <text:p text:style-name="P4"><text:span text:style-name="T1">Owner 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8cm" svg:height="0.5cm" svg:x="4.6cm" svg:y="3.6cm">
          <text:p text:style-name="P4"><text:span text:style-name="T1">Group 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8cm" svg:height="0.5cm" svg:x="4.6cm" svg:y="4.1cm">
          <text:p text:style-name="P4"><text:span text:style-name="T1">Access Permiss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8cm" svg:height="0.5cm" svg:x="4.6cm" svg:y="4.6cm">
          <draw:glue-point draw:id="4" svg:x="-5cm" svg:y="5cm"/>
          <text:p text:style-name="P4"><text:span text:style-name="T1">Flag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1.1cm">
          <text:p text:style-name="P6"><text:span text:style-name="T4">0xdeadbeef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1.6cm">
          <text:p text:style-name="P6"><text:span text:style-name="T4">0xbadb1oo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2.1cm">
          <text:p text:style-name="P6"><text:span text:style-name="T4">0xc0ffbab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2.6cm">
          <text:p text:style-name="P6"><text:span text:style-name="T4">0xfeedada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3.1cm">
          <text:p text:style-name="P6"><text:span text:style-name="T4">0666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3.6cm">
          <text:p text:style-name="P6"><text:span text:style-name="T4">01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4cm" svg:y="4.1cm">
          <text:p text:style-name="P6"><text:span text:style-name="T4">0777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cm" svg:height="0.5cm" svg:x="7.4cm" svg:y="4.6cm">
          <text:p text:style-name="P6"><text:span text:style-name="T4">PRIVATE | DOW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5cm" svg:height="0.5cm" svg:x="5.35cm" svg:y="5.4cm">
          <text:p text:style-name="P1"><text:span text:style-name="T3">Memory Reg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5cm" svg:height="0.5cm" svg:x="1.9cm" svg:y="1.6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5cm" svg:height="0.5cm" svg:x="1.9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5cm" svg:height="0.5cm" svg:x="1.9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5cm" svg:height="0.5cm" svg:x="1.9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5cm" svg:height="0.5cm" svg:x="1.9cm" svg:y="4.1cm">
          <text:p text:style-name="P1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0.5cm" svg:height="0.5cm" svg:x="1.9cm" svg:y="4.6cm">
          <text:p text:style-name="P1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5cm" svg:height="0.5cm" svg:x="1.9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xml:id="id1" draw:id="id1" draw:layer="layout" svg:width="0.5cm" svg:height="0.5cm" svg:x="1.9cm" svg:y="2.1cm">
          <draw:glue-point draw:id="4" svg:x="5cm" svg:y="-5cm"/>
          <draw:glue-point draw:id="5" svg:x="5cm" svg:y="5cm"/>
          <text:p text:style-name="P1"><text:span text:style-name="T5">x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.4cm" svg:y1="2.1cm" svg:x2="4.6cm" svg:y2="1.1cm" draw:start-shape="id1" draw:start-glue-point="4" draw:end-shape="id2" draw:end-glue-point="4" svg:d="M2400 2100l2200-1000" svg:viewBox="0 0 2201 1001">
          <text:p/>
        </draw:connector>
        <draw:connector draw:style-name="gr7" draw:text-style-name="P1" draw:layer="layout" draw:type="line" svg:x1="2.4cm" svg:y1="2.6cm" svg:x2="4.6cm" svg:y2="5.1cm" draw:start-shape="id1" draw:start-glue-point="5" draw:end-shape="id3" draw:end-glue-point="4" svg:d="M2400 2600l2200 2500" svg:viewBox="0 0 2201 2501">
          <text:p/>
        </draw:connector>
        <draw:custom-shape draw:style-name="gr8" draw:text-style-name="P9" xml:id="id5" draw:id="id5" draw:layer="layout" svg:width="1cm" svg:height="0.5cm" svg:x="0.9cm" svg:y="1.1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1.6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2.1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2.6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3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3.6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4.1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4.6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5cm" svg:x="0.9cm" svg:y="5.1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1.4cm" svg:height="0.4cm" svg:x="0.5cm" svg:y="0.15cm">
          <text:p text:style-name="P1"><text:span text:style-name="T6">Region #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6" draw:id="id6" draw:layer="layout" svg:width="1.4cm" svg:height="0.4cm" svg:x="1.9cm" svg:y="0.15cm">
          <text:p text:style-name="P1"><text:span text:style-name="T6">Used ?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.2cm" svg:y1="0.55cm" svg:x2="1.4cm" svg:y2="1.1cm" draw:start-shape="id4" draw:start-glue-point="2" draw:end-shape="id5" draw:end-glue-point="0" svg:d="M1200 550l200 550" svg:viewBox="0 0 201 551">
          <text:p/>
        </draw:connector>
        <draw:connector draw:style-name="gr10" draw:text-style-name="P11" draw:layer="layout" draw:type="line" svg:x1="2.6cm" svg:y1="0.55cm" svg:x2="2.15cm" svg:y2="1.1cm" draw:start-shape="id6" draw:start-glue-point="2" draw:end-shape="id7" draw:end-glue-point="0" svg:d="M2600 550l-450 550" svg:viewBox="0 0 451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10.5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9:51:13.832079783</meta:creation-date>
    <dc:date>2015-08-21T09:03:39.281196876</dc:date>
    <meta:editing-duration>PT15M40S</meta:editing-duration>
    <meta:editing-cycles>6</meta:editing-cycles>
    <meta:generator>LibreOffice/4.2.8.2$Linux_X86_64 LibreOffice_project/420m0$Build-2</meta:generator>
    <meta:document-statistic meta:object-count="39"/>
  </office:meta>
</office:document-meta>
</file>